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92ef" officeooo:paragraph-rsid="001a92ef"/>
    </style:style>
    <style:style style:name="P2" style:family="paragraph" style:parent-style-name="Standard" style:list-style-name="L1">
      <style:text-properties officeooo:rsid="001a92ef" officeooo:paragraph-rsid="001a92ef"/>
    </style:style>
    <style:style style:name="P3" style:family="paragraph" style:parent-style-name="Standard" style:list-style-name="L2">
      <style:text-properties officeooo:rsid="001a92ef" officeooo:paragraph-rsid="001a92ef"/>
    </style:style>
    <style:style style:name="P4" style:family="paragraph" style:parent-style-name="Standard" style:list-style-name="L3">
      <style:text-properties officeooo:rsid="001a92ef" officeooo:paragraph-rsid="001a92ef"/>
    </style:style>
    <style:style style:name="P5" style:family="paragraph" style:parent-style-name="Standard" style:list-style-name="L4">
      <style:text-properties officeooo:rsid="001a92ef" officeooo:paragraph-rsid="001a92ef"/>
    </style:style>
    <style:style style:name="P6" style:family="paragraph" style:parent-style-name="Standard" style:list-style-name="L5">
      <style:text-properties officeooo:rsid="001a92ef" officeooo:paragraph-rsid="001a92ef"/>
    </style:style>
    <style:style style:name="P7" style:family="paragraph" style:parent-style-name="Standard" style:list-style-name="L6">
      <style:text-properties officeooo:rsid="001a92ef" officeooo:paragraph-rsid="001a92ef"/>
    </style:style>
    <style:style style:name="P8" style:family="paragraph" style:parent-style-name="Standard">
      <style:paragraph-properties fo:text-align="start" style:justify-single-word="false"/>
      <style:text-properties officeooo:rsid="001a92ef" officeooo:paragraph-rsid="001a92ef"/>
    </style:style>
    <style:style style:name="P9" style:family="paragraph" style:parent-style-name="Standard" style:list-style-name="L7">
      <style:paragraph-properties fo:text-align="start" style:justify-single-word="false"/>
      <style:text-properties officeooo:rsid="001a92ef" officeooo:paragraph-rsid="001a92ef"/>
    </style:style>
    <style:style style:name="P10" style:family="paragraph" style:parent-style-name="Standard" style:list-style-name="L8">
      <style:paragraph-properties fo:text-align="start" style:justify-single-word="false"/>
      <style:text-properties officeooo:rsid="001a92ef" officeooo:paragraph-rsid="001a92ef"/>
    </style:style>
    <style:style style:name="P11" style:family="paragraph" style:parent-style-name="Standard" style:list-style-name="L9">
      <style:paragraph-properties fo:text-align="start" style:justify-single-word="false"/>
      <style:text-properties officeooo:rsid="001a92ef" officeooo:paragraph-rsid="001a92ef"/>
    </style:style>
    <style:style style:name="P12" style:family="paragraph" style:parent-style-name="Standard">
      <style:text-properties officeooo:paragraph-rsid="001a92ef"/>
    </style:style>
    <style:style style:name="P13" style:family="paragraph" style:parent-style-name="Standard" style:list-style-name="L1">
      <style:text-properties officeooo:paragraph-rsid="001a92ef"/>
    </style:style>
    <style:style style:name="P14" style:family="paragraph" style:parent-style-name="Standard">
      <style:paragraph-properties fo:text-align="start" style:justify-single-word="false"/>
      <style:text-properties officeooo:rsid="001ca71f" officeooo:paragraph-rsid="001ca71f"/>
    </style:style>
    <style:style style:name="T1" style:family="text">
      <style:text-properties officeooo:rsid="001a92ef"/>
    </style:style>
    <style:style style:name="T2" style:family="text">
      <style:text-properties officeooo:rsid="001b01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Algorithms</text:span></text:p>
      <text:list xml:id="list7220344220799579977" text:style-name="L1">
        <text:list-item>
          <text:p text:style-name="P2">computable set of steps that acheive a desired result</text:p>
        </text:list-item>
        <text:list-item>
          <text:p text:style-name="P2">completes a task</text:p>
        </text:list-item>
        <text:list-item>
          <text:p text:style-name="P13"><text:span text:style-name="T1">given an intial state it terminates in a defined end store</text:span></text:p>
        </text:list-item>
        <text:list-item>
          <text:p text:style-name="P13"><text:span text:style-name="T1">the conditions reuired during the entry of the algorithm are called the preconditions</text:span></text:p>
        </text:list-item>
        <text:list-item>
          <text:p text:style-name="P13"><text:span text:style-name="T1">the condition of the data at the end are the postconditions</text:span></text:p>
        </text:list-item>
      </text:list>
      <text:p text:style-name="P12"/>
      <text:p text:style-name="P1">determininistic algorithms- always give the same result for the same data input</text:p>
      <text:p text:style-name="P1">randomized algorithms – monte carlo algorithms, can produce random answers for the same input</text:p>
      <text:p text:style-name="P1"/>
      <text:p text:style-name="P1">offline vs online algorithms</text:p>
      <text:list xml:id="list134373699150234187" text:style-name="L2">
        <text:list-item>
          <text:p text:style-name="P3">nothing to do with internet</text:p>
        </text:list-item>
        <text:list-item>
          <text:p text:style-name="P3">online algorithms do not know their input at the intial state. It is given to them during run time</text:p>
        </text:list-item>
        <text:list-item>
          <text:p text:style-name="P3">offline algorithms know their input prior to start</text:p>
        </text:list-item>
      </text:list>
      <text:p text:style-name="P1"/>
      <text:p text:style-name="P1">online</text:p>
      <text:list xml:id="list6865224575095770339" text:style-name="L3">
        <text:list-item>
          <text:p text:style-name="P4">skier problem</text:p>
        </text:list-item>
        <text:list-item>
          <text:p text:style-name="P4">must decide to rent or buy untill they buy</text:p>
        </text:list-item>
        <text:list-item>
          <text:p text:style-name="P4">doesnt know how much she will ski</text:p>
        </text:list-item>
        <text:list-item>
          <text:p text:style-name="P4">cost to rent is 1 and cost to buy is B</text:p>
        </text:list-item>
      </text:list>
      <text:p text:style-name="P1"/>
      <text:p text:style-name="P1">algorithms</text:p>
      <text:list xml:id="list6687625302890225348" text:style-name="L4">
        <text:list-item>
          <text:p text:style-name="P5">simple recursive</text:p>
        </text:list-item>
        <text:list-item>
          <text:p text:style-name="P5">backtracking algorithms</text:p>
        </text:list-item>
        <text:list-item>
          <text:p text:style-name="P5">divide and conquer</text:p>
        </text:list-item>
        <text:list-item>
          <text:p text:style-name="P5">greedy </text:p>
        </text:list-item>
        <text:list-item>
          <text:p text:style-name="P5">branch and bound</text:p>
        </text:list-item>
        <text:list-item>
          <text:p text:style-name="P5">brute force</text:p>
        </text:list-item>
        <text:list-item>
          <text:p text:style-name="P5">...there are more</text:p>
        </text:list-item>
      </text:list>
      <text:p text:style-name="P1">simple recursive</text:p>
      <text:list xml:id="list1451257798990320606" text:style-name="L5">
        <text:list-item>
          <text:p text:style-name="P6">solves the base case directly</text:p>
        </text:list-item>
      </text:list>
      <text:p text:style-name="P1">depth-first recursive search</text:p>
      <text:list xml:id="list8181842061433410430" text:style-name="L6">
        <text:list-item>
          <text:p text:style-name="P7">splits up the list</text:p>
        </text:list-item>
        <text:list-item>
          <text:p text:style-name="P7">on the way back up it looks for the answers</text:p>
        </text:list-item>
      </text:list>
      <text:p text:style-name="P1">divide and conquer</text:p>
      <text:list xml:id="list5317741925940455751" text:style-name="L7">
        <text:list-item>
          <text:p text:style-name="P9">quicksort and merge sort</text:p>
        </text:list-item>
      </text:list>
      <text:p text:style-name="P8">greedy algorithms</text:p>
      <text:list xml:id="list3326035377695000447" text:style-name="L8">
        <text:list-item>
          <text:p text:style-name="P10">at each step take the optimal solution without considering data lost</text:p>
        </text:list-item>
        <text:list-item>
          <text:p text:style-name="P10">ex. money</text:p>
        </text:list-item>
      </text:list>
      <text:p text:style-name="P8">brute force</text:p>
      <text:list xml:id="list5218736884860192899" text:style-name="L9">
        <text:list-item>
          <text:p text:style-name="P11">bubble sort</text:p>
        </text:list-item>
        <text:list-item>
          <text:p text:style-name="P11">try every possible <text:span text:style-name="T2">match</text:span></text:p>
        </text:list-item>
      </text:list>
      <text:p text:style-name="P8"/>
      <text:p text:style-name="P14">O(n) -order of the operation</text:p>
      <text:p text:style-name="P14">1,2,3,4,5 = O(5)</text:p>
      <text:p text:style-name="P14">usually writen as O(n) because we dont always know the data size</text:p>
      <text:p text:style-name="P14"><text:soft-page-break/>O(n)</text:p>
      <text:p text:style-name="P14">O(log(n))</text:p>
      <text:p text:style-name="P14">O(n^2)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4:34:25.188219558</meta:creation-date>
    <dc:date>2016-02-29T14:54:22.218192046</dc:date>
    <meta:editing-duration>PT4M6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2" meta:paragraph-count="44" meta:word-count="260" meta:character-count="1376" meta:non-whitespace-character-count="1185"/>
  </office:meta>
</office:document-meta>
</file>